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lekce-13-izraelská-kultura-a-národní-svátky-תרבות-וחגים-לאומיים"/>Lekce 13: Izraelská kultura a národní svátky (תרבות וחגים לאומיים)<text:bookmark-end text:name="lekce-13-izraelská-kultura-a-národní-svátky-תרבות-וחגים-לאומיים"/></text:h>
      <text:h text:style-name="Heading_20_2" text:outline-level="2"><text:bookmark-start text:name="článek-ve-writeru-nastavte-rtl"/>1. Článek (Ve Writeru nastavte RTL)<text:bookmark-end text:name="článek-ve-writeru-nastavte-rtl"/></text:h>
      <text:p text:style-name="First_20_paragraph">התרבות הישראלית היא פסיפס מרתק של מסורת יהודית ומודרניות מערבית. החגים הלאומיים, כמו יום העצמאות ויום הזיכרון, ממלאים תפקיד מרכזי בחיי העם. ביום העצמאות נהוג לערוך פיקניקים ולצפות במטס של חיל האוויר, בעוד שביום הזיכרון שוררת אווירה של התייחדות עם הנופלים. מוזיקה ישראלית, המושמעת ללא הפסקה בתחנות כמו גלגל”צ, משקפת את הגעגועים והתקוות של החברה. היכולת לחגוג ולזכור בו-זמנית היא מאפיין ייחודי של הזהות הישראלית.</text:p>
      <text:h text:style-name="Heading_20_2" text:outline-level="2"><text:bookmark-start text:name="slovíčka-tento-blok-převeďte-na-tabulku-přes-středník"/>2. Slovíčka (Tento blok převeďte na tabulku přes Středník)<text:bookmark-end text:name="slovíčka-tento-blok-převeďte-na-tabulku-přes-středník"/></text:h>
      <text:p text:style-name="First_20_paragraph">Slovíčko;Kořen;Význam;Výslovnost;Příklad עצמאות;ע.צ.ם;nezávislost;atzma’ut;יום העצמאות ה-76 זיכרון;ז.כ.ר;paměť / vzpomínka;zikaron;יום הזיכרון לחללי צה”ל מסורת;מ.ס.ר;tradice;masoret;מסורת יהודית עתיקה מטס;ט.ו.ס;letecká přehlídka;matas;המטס מעל תל אביב געגוע;ג.ע.ג.ע;stesk / touha;ga’agua;געגועים הביתה תקווה;ק.ו.ה;naděje;tikva;התקווה היא ההמנון לאומי;ל.א.ם;národní;le’umi;חג לאומי חשוב התייחדות;י.ח.ד;rozjímání / uctění památky;hitjachadut;התייחדות עם הנופלים פסיפס;—;mozaika;psifas;פסיפס של תרבויות חגיגה;ח.ג.ג;oslava;chagiga;חגיגה גדולה ברחוב</text:p>
      <text:h text:style-name="Heading_20_2" text:outline-level="2"><text:bookmark-start text:name="gramatický-výklad-kořen-q.w.h-ק.ו.ה"/>3. Gramatický výklad: Kořen Q.W.H (ק.ו.ה)<text:bookmark-end text:name="gramatický-výklad-kořen-q.w.h-ק.ו.ה"/></text:h>
      <text:p text:style-name="First_20_paragraph">Kořen <text:span text:style-name="T1">ק.ו.ה</text:span> souvisí s čekáním a nadějí. - <text:span text:style-name="T1">תקווה</text:span> (Tikva): naděje. Národní hymna Izraele se jmenuje <text:span text:style-name="T2">Ha-Tikva</text:span>. - <text:span text:style-name="T1">לקוות</text:span> (Lekavot): doufat. - <text:span text:style-name="T1">מקווה</text:span> (Mikve): rituální lázeň (původně místo, kde se „shromažďuje“ voda – kořen souvisí i se shromažďováním). V médiích se často mluví o <text:span text:style-name="T1">תקווה לשלום</text:span> (naději na mír).</text:p>
      <text:h text:style-name="Heading_20_2" text:outline-level="2"><text:bookmark-start text:name="slovíčka-pro-anki-csv-formát"/>4. Slovíčka pro Anki (CSV formát)<text:bookmark-end text:name="slovíčka-pro-anki-csv-formát"/></text:h>
      <text:p text:style-name="First_20_paragraph">Slovíčko (Kořen);Význam;Výslovnost;Příklad עצמאות (ע.צ.ם);nezávislost;atzma’ut;יום העצמאות ה-76 זיכרון (ז.כ.ר);paměť / vzpomínka;zikaron;יום הזיכרון לחללי צה”ל מסורת (מ.ס.ר);tradice;masoret;מסורת יהודית עתיקה מטס (ט.ו.ס);letecká přehlídka;matas;המטס מעל תל אביב געגוע (ג.ע.ג.ע);stesk / touha;ga’agua;געגועים הביתה תקווה (ק.ו.ה);naděje;tikva;התקווה היא ההמנון לאומי (ל.א.ם);národní;le’umi;חג לאומי חשוב התייחדות (י.ח.ד);rozjímání / uctění památky;hitjachadut;התייחדות עם הנופלים פסיפס (—);mozaika;psifas;פסיפס של תרבויות חגיגה (ח.ג.ג);oslava;chagiga;חגיגה גדולה ברחוב</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3-10T19:35:38Z</meta:creation-date>
    <dc:date>2026-03-10T19:35:38Z</dc:date>
  </office:meta>
</office:document-meta>
</file>